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e787" officeooo:paragraph-rsid="0012e787"/>
    </style:style>
    <style:style style:name="P2" style:family="paragraph" style:parent-style-name="Standard">
      <style:text-properties officeooo:rsid="0013cd0e" officeooo:paragraph-rsid="0013cd0e"/>
    </style:style>
    <style:style style:name="P3" style:family="paragraph" style:parent-style-name="Standard">
      <style:text-properties fo:font-style="normal" officeooo:rsid="0013e0ef" officeooo:paragraph-rsid="0013e0ef" style:font-style-asian="normal" style:font-style-complex="normal"/>
    </style:style>
    <style:style style:name="P4" style:family="paragraph" style:parent-style-name="Standard">
      <style:text-properties officeooo:paragraph-rsid="0011d0eb"/>
    </style:style>
    <style:style style:name="P5" style:family="paragraph" style:parent-style-name="Standard">
      <style:text-properties officeooo:rsid="001ab32e" officeooo:paragraph-rsid="001ab32e"/>
    </style:style>
    <style:style style:name="T1" style:family="text">
      <style:text-properties officeooo:rsid="0012e787"/>
    </style:style>
    <style:style style:name="T2" style:family="text">
      <style:text-properties officeooo:rsid="0013cd0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ad0dd" style:font-style-asian="normal" style:font-style-complex="normal"/>
    </style:style>
    <style:style style:name="T6" style:family="text">
      <style:text-properties fo:font-style="normal" officeooo:rsid="001c5df7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e787" style:font-weight-asian="bold" style:font-weight-complex="bold"/>
    </style:style>
    <style:style style:name="T9" style:family="text">
      <style:text-properties fo:font-weight="bold" officeooo:rsid="0019665f" style:font-weight-asian="bold" style:font-weight-complex="bold"/>
    </style:style>
    <style:style style:name="T10" style:family="text">
      <style:text-properties fo:font-weight="bold" officeooo:rsid="001a3fe8" style:font-weight-asian="bold" style:font-weight-complex="bold"/>
    </style:style>
    <style:style style:name="T11" style:family="text">
      <style:text-properties fo:font-weight="bold" officeooo:rsid="0011d0eb" style:font-weight-asian="bold" style:font-weight-complex="bold"/>
    </style:style>
    <style:style style:name="T12" style:family="text">
      <style:text-properties officeooo:rsid="00179ade"/>
    </style:style>
    <style:style style:name="T13" style:family="text">
      <style:text-properties officeooo:rsid="0019665f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1">Linux disk encryption</text:span></text:p>
      <text:p text:style-name="Standard"/>
      <text:p text:style-name="Standard"><draw:frame draw:style-name="fr1" draw:name="Object1" text:anchor-type="paragraph" svg:width="12.39cm" svg:height="4.72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You can first find your disk free-unpatitioned space by using:</text:p>
      <text:p text:style-name="P5"># parted <text:span text:style-name="T4">/</text:span><text:span text:style-name="T5">dev/sdX </text:span><text:span text:style-name="T6">print free</text:span></text:p>
      <text:p text:style-name="P5"><text:span text:style-name="T6">(or parted, select desired disk,</text:span><text:span text:style-name="T4">print free</text:span><text:span text:style-name="T6">)</text:span></text:p>
      <text:p text:style-name="Standard"/>
      <text:p text:style-name="Standard"><text:span text:style-name="T8">1.</text:span><text:span text:style-name="T1"> # gdisk ...</text:span></text:p>
      <text:p text:style-name="P1"><text:span text:style-name="T7">2. </text:span><text:span text:style-name="T9">crypto-</text:span><text:span text:style-name="T10">f</text:span><text:span text:style-name="T9">ormat </text:span><text:s/># cryptsetup luksFormat /dev/sdb2 <text:s/>==&gt;enter <text:span text:style-name="T12">a </text:span>passphrase</text:p>
      <text:p text:style-name="P1"><text:span text:style-name="T7">3.</text:span> <text:span text:style-name="T9">Mount</text:span><text:span text:style-name="T13"> </text:span># cryptsetup open /dev/sdb2 <text:span text:style-name="T13">secret</text:span></text:p>
      <text:p text:style-name="P1">Command requires device and mapped name <text:span text:style-name="T13">(secret)</text:span> as arguments.</text:p>
      <text:p text:style-name="Standard"><text:span text:style-name="T2"># </text:span>cryptsetup <text:span text:style-name="T7">open</text:span> /dev/sdb2 secret</text:p>
      <text:p text:style-name="P1">Enter passphrase for /dev/sdb2:</text:p>
      <text:p text:style-name="P2">The results: in /dev/<text:span text:style-name="T4">mapper a new device is created named </text:span><text:span text:style-name="T3">secret</text:span></text:p>
      <text:p text:style-name="P3"><text:span text:style-name="T7">4.</text:span> # mkfs.ext4 /dev/mapper/secret</text:p>
      <text:p text:style-name="P3"><text:span text:style-name="T7">5.</text:span> # mount /dev/mapper/secret /mnt/</text:p>
      <text:p text:style-name="P3">Now we can copy files to this partition.</text:p>
      <text:p text:style-name="P3"><text:span text:style-name="T7">6.</text:span> # cryptsetup <text:span text:style-name="T7">close</text:span> secret ==&gt; the file <text:span text:style-name="T3">secret</text:span> no longer apper under /<text:span text:style-name="T3">dev/</text:span>mapper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10T15:25:12.545000000</dc:date>
    <meta:editing-duration>PT3H27M25S</meta:editing-duration>
    <meta:editing-cycles>10</meta:editing-cycles>
    <meta:generator>LibreOffice/6.0.1.1$Windows_X86_64 LibreOffice_project/60bfb1526849283ce2491346ed2aa51c465abfe6</meta:generator>
    <meta:document-statistic meta:table-count="0" meta:image-count="0" meta:object-count="1" meta:page-count="1" meta:paragraph-count="15" meta:word-count="104" meta:character-count="667" meta:non-whitespace-character-count="5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7.15pt"/>
    </style:style>
    <style:style style:name="co2" style:family="table-column">
      <style:table-column-properties fo:break-before="auto" style:column-width="194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T1" style:family="text">
      <style:text-properties fo:font-style="italic" style:font-style-asian="normal" style:font-style-complex="normal"/>
    </style:style>
    <style:style style:name="T2" style:family="text">
      <style:text-properties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2"/>
        <table:table-row table:style-name="ro1">
          <table:table-cell table:style-name="ce9" office:value-type="string" calcext:value-type="string">
            <text:p>Device layer</text:p>
          </table:table-cell>
          <table:table-cell table:style-name="ce11" office:value-type="string" calcext:value-type="string">
            <text:p>luks layer</text:p>
          </table:table-cell>
        </table:table-row>
        <table:table-row table:style-name="ro1">
          <table:table-cell office:value-type="string" calcext:value-type="string">
            <text:p>1. create partition</text:p>
          </table:table-cell>
          <table:table-cell/>
        </table:table-row>
        <table:table-row table:style-name="ro2">
          <table:table-cell office:value-type="string" calcext:value-type="string">
            <text:p>2. cryptsetup</text:p>
            <text:p># luksformat (encrypting partition)</text:p>
          </table:table-cell>
          <table:table-cell/>
        </table:table-row>
        <table:table-row table:style-name="ro3">
          <table:table-cell office:value-type="string" calcext:value-type="string">
            <text:p>3. cryptsetup open /dev….</text:p>
            <text:p>the result  ====&gt;&gt;</text:p>
          </table:table-cell>
          <table:table-cell office:value-type="string" calcext:value-type="string">
            <text:p>we’ll have a device in devicemapper like</text:p>
            <text:p><text:span text:style-name="T1">dev/</text:span><text:span text:style-name="T2">mapper/secret</text:span></text:p>
            <text:p><text:span text:style-name="T2">We now have an opend encrypted device</text:span></text:p>
          </table:table-cell>
        </table:table-row>
        <table:table-row table:style-name="ro1">
          <table:table-cell/>
          <table:table-cell office:value-type="string" calcext:value-type="string">
            <text:p>4. mkfs</text:p>
          </table:table-cell>
        </table:table-row>
        <table:table-row table:style-name="ro1">
          <table:table-cell/>
          <table:table-cell office:value-type="string" calcext:value-type="string">
            <text:p>5. mount</text:p>
          </table:table-cell>
        </table:table-row>
        <table:table-row table:style-name="ro2">
          <table:table-cell/>
          <table:table-cell office:value-type="string" calcext:value-type="string">
            <text:p>6. cryptsetup luksClose</text:p>
            <text:p>The device is closed encrypted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09:13:00.6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